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89.1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jetos_Metrô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hapeSTLeng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ha 2</text:p>
          </table:table-cell>
          <table:table-cell office:value-type="string" calcext:value-type="string">
            <text:p>31438.0090390294</text:p>
          </table:table-cell>
          <table:table-cell table:formula="of:=CONCATENATE([.A2];[.F2];[.G2];[.B2];[.G2];[.F2];[.C2])" office:value-type="string" office:string-value="1,'Linha 2',31438.0090390294" calcext:value-type="string">
            <text:p>1,'Linha 2',31438.0090390294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I2];[.D2];[.J2])" office:value-type="string" office:string-value="insert into linha values(1,'Linha 2',31438.0090390294);" calcext:value-type="string">
            <text:p>insert into linha values(1,'Linha 2',31438.0090390294);</text:p>
          </table:table-cell>
          <table:table-cell office:value-type="string" calcext:value-type="string">
            <text:p>insert into linha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ha 1</text:p>
          </table:table-cell>
          <table:table-cell office:value-type="string" calcext:value-type="string">
            <text:p>17377.6491454839</text:p>
          </table:table-cell>
          <table:table-cell table:formula="of:=CONCATENATE([.A3];[.F3];[.G3];[.B3];[.G3];[.F3];[.C3])" office:value-type="string" office:string-value="2,'Linha 1',17377.6491454839" calcext:value-type="string">
            <text:p>2,'Linha 1',17377.649145483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I3];[.D3];[.J3])" office:value-type="string" office:string-value="insert into linha values(2,'Linha 1',17377.6491454839);" calcext:value-type="string">
            <text:p>insert into linha values(2,'Linha 1',17377.6491454839);</text:p>
          </table:table-cell>
          <table:table-cell office:value-type="string" calcext:value-type="string">
            <text:p>insert into linha values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ha 4</text:p>
          </table:table-cell>
          <table:table-cell office:value-type="string" calcext:value-type="string">
            <text:p>12129.1343418009</text:p>
          </table:table-cell>
          <table:table-cell table:formula="of:=CONCATENATE([.A4];[.F4];[.G4];[.B4];[.G4];[.F4];[.C4])" office:value-type="string" office:string-value="3,'Linha 4',12129.1343418009" calcext:value-type="string">
            <text:p>3,'Linha 4',12129.1343418009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table:formula="of:=CONCATENATE([.I4];[.D4];[.J4])" office:value-type="string" office:string-value="insert into linha values(3,'Linha 4',12129.1343418009);" calcext:value-type="string">
            <text:p>insert into linha values(3,'Linha 4',12129.1343418009);</text:p>
          </table:table-cell>
          <table:table-cell office:value-type="string" calcext:value-type="string">
            <text:p>insert into linha values(</text:p>
          </table:table-cell>
          <table:table-cell office:value-type="string" calcext:value-type="string">
            <text:p>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5:45:58.931000000</dc:date>
    <meta:editing-duration>PT1H54M56S</meta:editing-duration>
    <meta:editing-cycles>1</meta:editing-cycles>
    <meta:document-statistic meta:table-count="1" meta:cell-count="30" meta:object-count="0"/>
    <meta:generator>LibreOffice/6.0.4.2$Windows_X86_64 LibreOffice_project/9b0d9b32d5dcda91d2f1a96dc04c645c450872bf</meta:generator>
  </office:meta>
</office:document-meta>
</file>